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1.5pt solid #000000" fo:border-top="none"/>
    </style:style>
    <style:style style:name="ce2" style:family="table-cell" style:parent-style-name="Default">
      <style:table-cell-properties fo:border-bottom="0.74pt solid #000000" fo:border-left="none" fo:border-right="1.5pt solid #000000" fo:border-top="0.74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1.5pt solid #000000" fo:border-left="none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Rotations per degree for </text:p>
          </table:table-cell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8" table:number-rows-spanned="1">
            <text:p>Rotation per degree</text:p>
          </table:table-cell>
          <table:covered-table-cell table:number-columns-repeated="5"/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Angl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C5:.H5])" office:value-type="float" office:value="12.0833333333333" calcext:value-type="float">
            <text:p>12,0833</text:p>
          </table:table-cell>
          <table:table-cell table:formula="of:=STDEV([.C5:.H5])" office:value-type="float" office:value="0.204124145231931" calcext:value-type="float">
            <text:p>0,204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2.5" calcext:value-type="float">
            <text:p>12,5</text:p>
          </table:table-cell>
          <table:table-cell table:formula="of:=AVERAGE([.C6:.H6])" office:value-type="float" office:value="12.3333333333333" calcext:value-type="float">
            <text:p>12,3333</text:p>
          </table:table-cell>
          <table:table-cell table:formula="of:=STDEV([.C6:.H6])" office:value-type="float" office:value="0.258198889747161" calcext:value-type="float">
            <text:p>0,258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2.5" calcext:value-type="float">
            <text:p>12,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table:formula="of:=AVERAGE([.C7:.H7])" office:value-type="float" office:value="12.3333333333333" calcext:value-type="float">
            <text:p>12,3333</text:p>
          </table:table-cell>
          <table:table-cell table:formula="of:=STDEV([.C7:.H7])" office:value-type="float" office:value="0.258198889747161" calcext:value-type="float">
            <text:p>0,258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.5" calcext:value-type="float">
            <text:p>12,5</text:p>
          </table:table-cell>
          <table:table-cell table:formula="of:=AVERAGE([.C8:.H8])" office:value-type="float" office:value="12.3333333333333" calcext:value-type="float">
            <text:p>12,3333</text:p>
          </table:table-cell>
          <table:table-cell table:formula="of:=STDEV([.C8:.H8])" office:value-type="float" office:value="0.258198889747161" calcext:value-type="float">
            <text:p>0,258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,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.5" calcext:value-type="float">
            <text:p>12,5</text:p>
          </table:table-cell>
          <table:table-cell table:formula="of:=AVERAGE([.C9:.H9])" office:value-type="float" office:value="12.3333333333333" calcext:value-type="float">
            <text:p>12,3333</text:p>
          </table:table-cell>
          <table:table-cell table:formula="of:=STDEV([.C9:.H9])" office:value-type="float" office:value="0.258198889747161" calcext:value-type="float">
            <text:p>0,258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AVERAGE([.C10:.H10])" office:value-type="float" office:value="12.5" calcext:value-type="float">
            <text:p>12,5000</text:p>
          </table:table-cell>
          <table:table-cell table:formula="of:=STDEV([.C10:.H10])" office:value-type="float" office:value="0.547722557505166" calcext:value-type="float">
            <text:p>0,547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.5" calcext:value-type="float">
            <text:p>12,5</text:p>
          </table:table-cell>
          <table:table-cell table:formula="of:=AVERAGE([.C11:.H11])" office:value-type="float" office:value="12.75" calcext:value-type="float">
            <text:p>12,7500</text:p>
          </table:table-cell>
          <table:table-cell table:formula="of:=STDEV([.C11:.H11])" office:value-type="float" office:value="0.273861278752583" calcext:value-type="float">
            <text:p>0,27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AVERAGE([.C12:.H12])" office:value-type="float" office:value="12.3333333333333" calcext:value-type="float">
            <text:p>12,3333</text:p>
          </table:table-cell>
          <table:table-cell table:formula="of:=STDEV([.C12:.H12])" office:value-type="float" office:value="0.516397779494322" calcext:value-type="float">
            <text:p>0,51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2.5" calcext:value-type="float">
            <text:p>12,5</text:p>
          </table:table-cell>
          <table:table-cell table:formula="of:=AVERAGE([.C13:.H13])" office:value-type="float" office:value="12.4166666666667" calcext:value-type="float">
            <text:p>12,4167</text:p>
          </table:table-cell>
          <table:table-cell table:formula="of:=STDEV([.C13:.H13])" office:value-type="float" office:value="0.376386326354541" calcext:value-type="float">
            <text:p>0,37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number-columns-repeated="3" office:value-type="float" office:value="13" calcext:value-type="float">
            <text:p>13</text:p>
          </table:table-cell>
          <table:table-cell table:formula="of:=AVERAGE([.C14:.H14])" office:value-type="float" office:value="13.5833333333333" calcext:value-type="float">
            <text:p>13,5833</text:p>
          </table:table-cell>
          <table:table-cell table:formula="of:=STDEV([.C14:.H14])" office:value-type="float" office:value="1.20069424362186" calcext:value-type="float">
            <text:p>1,2007</text:p>
          </table:table-cell>
        </table:table-row>
        <table:table-row table:style-name="ro1">
          <table:table-cell office:value-type="string" calcext:value-type="string">
            <text:p>Starting point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formula="of:=AVERAGE([.C16:.H16])" office:value-type="float" office:value="14.3333333333333" calcext:value-type="float">
            <text:p>14,3333</text:p>
          </table:table-cell>
          <table:table-cell table:formula="of:=STDEV([.C16:.H16])" office:value-type="float" office:value="1.32916013582513" calcext:value-type="float">
            <text:p>1,329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3.5" calcext:value-type="float">
            <text:p>13,5</text:p>
          </table:table-cell>
          <table:table-cell table:formula="of:=AVERAGE([.C17:.H17])" office:value-type="float" office:value="13.4166666666667" calcext:value-type="float">
            <text:p>13,4167</text:p>
          </table:table-cell>
          <table:table-cell table:formula="of:=STDEV([.C17:.H17])" office:value-type="float" office:value="0.204124145231931" calcext:value-type="float">
            <text:p>0,2041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3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formula="of:=AVERAGE([.C18:.H18])" office:value-type="float" office:value="13.3333333333333" calcext:value-type="float">
            <text:p>13,3333</text:p>
          </table:table-cell>
          <table:table-cell table:formula="of:=STDEV([.C18:.H18])" office:value-type="float" office:value="0.258198889747161" calcext:value-type="float">
            <text:p>0,2582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3.5" calcext:value-type="float">
            <text:p>13,5</text:p>
          </table:table-cell>
          <table:table-cell table:formula="of:=AVERAGE([.C19:.H19])" office:value-type="float" office:value="13.4166666666667" calcext:value-type="float">
            <text:p>13,4167</text:p>
          </table:table-cell>
          <table:table-cell table:formula="of:=STDEV([.C19:.H19])" office:value-type="float" office:value="0.204124145231931" calcext:value-type="float">
            <text:p>0,2041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formula="of:=AVERAGE([.C20:.H20])" office:value-type="float" office:value="13.1666666666667" calcext:value-type="float">
            <text:p>13,1667</text:p>
          </table:table-cell>
          <table:table-cell table:formula="of:=STDEV([.C20:.H20])" office:value-type="float" office:value="0.258198889747161" calcext:value-type="float">
            <text:p>0,2582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formula="of:=AVERAGE([.C21:.H21])" office:value-type="float" office:value="13.25" calcext:value-type="float">
            <text:p>13,2500</text:p>
          </table:table-cell>
          <table:table-cell table:formula="of:=STDEV([.C21:.H21])" office:value-type="float" office:value="0.273861278752583" calcext:value-type="float">
            <text:p>0,2739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number-columns-repeated="3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formula="of:=AVERAGE([.C22:.H22])" office:value-type="float" office:value="13.3333333333333" calcext:value-type="float">
            <text:p>13,3333</text:p>
          </table:table-cell>
          <table:table-cell table:formula="of:=STDEV([.C22:.H22])" office:value-type="float" office:value="0.258198889747161" calcext:value-type="float">
            <text:p>0,2582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formula="of:=AVERAGE([.C23:.H23])" office:value-type="float" office:value="13.25" calcext:value-type="float">
            <text:p>13,2500</text:p>
          </table:table-cell>
          <table:table-cell table:formula="of:=STDEV([.C23:.H23])" office:value-type="float" office:value="0.273861278752583" calcext:value-type="float">
            <text:p>0,2739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formula="of:=AVERAGE([.C24:.H24])" office:value-type="float" office:value="13.75" calcext:value-type="float">
            <text:p>13,7500</text:p>
          </table:table-cell>
          <table:table-cell table:formula="of:=STDEV([.C24:.H24])" office:value-type="float" office:value="0.273861278752583" calcext:value-type="float">
            <text:p>0,2739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table:formula="of:=AVERAGE([.C25:.H25])" office:value-type="float" office:value="13.75" calcext:value-type="float">
            <text:p>13,7500</text:p>
          </table:table-cell>
          <table:table-cell table:formula="of:=STDEV([.C25:.H25])" office:value-type="float" office:value="0.273861278752583" calcext:value-type="float">
            <text:p>0,2739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formula="of:=AVERAGE([.C26:.H26])" office:value-type="float" office:value="13.1666666666667" calcext:value-type="float">
            <text:p>13,1667</text:p>
          </table:table-cell>
          <table:table-cell table:formula="of:=STDEV([.C26:.H26])" office:value-type="float" office:value="0.258198889747161" calcext:value-type="float">
            <text:p>0,2582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table:formula="of:=AVERAGE([.C27:.H27])" office:value-type="float" office:value="13.75" calcext:value-type="float">
            <text:p>13,7500</text:p>
          </table:table-cell>
          <table:table-cell table:formula="of:=STDEV([.C27:.H27])" office:value-type="float" office:value="0.273861278752583" calcext:value-type="float">
            <text:p>0,2739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AVERAGE([.C28:.H28])" office:value-type="float" office:value="13.8333333333333" calcext:value-type="float">
            <text:p>13,8333</text:p>
          </table:table-cell>
          <table:table-cell table:formula="of:=STDEV([.C28:.H28])" office:value-type="float" office:value="0.408248290463863" calcext:value-type="float">
            <text:p>0,4082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formula="of:=AVERAGE([.C29:.H29])" office:value-type="float" office:value="13.75" calcext:value-type="float">
            <text:p>13,7500</text:p>
          </table:table-cell>
          <table:table-cell table:formula="of:=STDEV([.C29:.H29])" office:value-type="float" office:value="0.273861278752583" calcext:value-type="float">
            <text:p>0,2739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number-columns-repeated="3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formula="of:=AVERAGE([.C30:.H30])" office:value-type="float" office:value="13.3333333333333" calcext:value-type="float">
            <text:p>13,3333</text:p>
          </table:table-cell>
          <table:table-cell table:formula="of:=STDEV([.C30:.H30])" office:value-type="float" office:value="0.258198889747161" calcext:value-type="float">
            <text:p>0,2582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3.5" calcext:value-type="float">
            <text:p>13,5</text:p>
          </table:table-cell>
          <table:table-cell table:formula="of:=AVERAGE([.C31:.H31])" office:value-type="float" office:value="13.4166666666667" calcext:value-type="float">
            <text:p>13,4167</text:p>
          </table:table-cell>
          <table:table-cell table:formula="of:=STDEV([.C31:.H31])" office:value-type="float" office:value="0.204124145231931" calcext:value-type="float">
            <text:p>0,2041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table:formula="of:=AVERAGE([.C32:.H32])" office:value-type="float" office:value="13.9166666666667" calcext:value-type="float">
            <text:p>13,9167</text:p>
          </table:table-cell>
          <table:table-cell table:formula="of:=STDEV([.C32:.H32])" office:value-type="float" office:value="0.204124145231932" calcext:value-type="float">
            <text:p>0,2041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number-columns-repeated="3" office:value-type="float" office:value="14" calcext:value-type="float">
            <text:p>14</text:p>
          </table:table-cell>
          <table:table-cell table:formula="of:=AVERAGE([.C33:.H33])" office:value-type="float" office:value="13.9166666666667" calcext:value-type="float">
            <text:p>13,9167</text:p>
          </table:table-cell>
          <table:table-cell table:formula="of:=STDEV([.C33:.H33])" office:value-type="float" office:value="0.204124145231931" calcext:value-type="float">
            <text:p>0,2041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formula="of:=AVERAGE([.C34:.H34])" office:value-type="float" office:value="13.8333333333333" calcext:value-type="float">
            <text:p>13,8333</text:p>
          </table:table-cell>
          <table:table-cell table:formula="of:=STDEV([.C34:.H34])" office:value-type="float" office:value="0.258198889747161" calcext:value-type="float">
            <text:p>0,2582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table:formula="of:=AVERAGE([.C35:.H35])" office:value-type="float" office:value="13.9166666666667" calcext:value-type="float">
            <text:p>13,9167</text:p>
          </table:table-cell>
          <table:table-cell table:formula="of:=STDEV([.C35:.H35])" office:value-type="float" office:value="0.204124145231932" calcext:value-type="float">
            <text:p>0,2041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formula="of:=AVERAGE([.C36:.H36])" office:value-type="float" office:value="13.3333333333333" calcext:value-type="float">
            <text:p>13,3333</text:p>
          </table:table-cell>
          <table:table-cell table:formula="of:=STDEV([.C36:.H36])" office:value-type="float" office:value="0.258198889747161" calcext:value-type="float">
            <text:p>0,2582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office:value-type="float" office:value="13.5" calcext:value-type="float">
            <text:p>13,5</text:p>
          </table:table-cell>
          <table:table-cell table:formula="of:=AVERAGE([.C37:.H37])" office:value-type="float" office:value="13.75" calcext:value-type="float">
            <text:p>13,7500</text:p>
          </table:table-cell>
          <table:table-cell table:formula="of:=STDEV([.C37:.H37])" office:value-type="float" office:value="0.273861278752583" calcext:value-type="float">
            <text:p>0,2739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table:formula="of:=AVERAGE([.C38:.H38])" office:value-type="float" office:value="13.25" calcext:value-type="float">
            <text:p>13,2500</text:p>
          </table:table-cell>
          <table:table-cell table:formula="of:=STDEV([.C38:.H38])" office:value-type="float" office:value="0.273861278752583" calcext:value-type="float">
            <text:p>0,2739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,5</text:p>
          </table:table-cell>
          <table:table-cell office:value-type="float" office:value="13" calcext:value-type="float">
            <text:p>13</text:p>
          </table:table-cell>
          <table:table-cell table:formula="of:=AVERAGE([.C39:.H39])" office:value-type="float" office:value="13.25" calcext:value-type="float">
            <text:p>13,2500</text:p>
          </table:table-cell>
          <table:table-cell table:formula="of:=STDEV([.C39:.H39])" office:value-type="float" office:value="0.273861278752583" calcext:value-type="float">
            <text:p>0,2739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number-columns-repeated="2" office:value-type="float" office:value="13.5" calcext:value-type="float">
            <text:p>13,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.5" calcext:value-type="float">
            <text:p>13,5</text:p>
          </table:table-cell>
          <table:table-cell table:formula="of:=AVERAGE([.C40:.H40])" office:value-type="float" office:value="13.5833333333333" calcext:value-type="float">
            <text:p>13,5833</text:p>
          </table:table-cell>
          <table:table-cell table:formula="of:=STDEV([.C40:.H40])" office:value-type="float" office:value="0.204124145231931" calcext:value-type="float">
            <text:p>0,2041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formula="of:=1/13" office:value-type="float" office:value="0.0769230769230769" calcext:value-type="float">
            <text:p>0,0769230769230769</text:p>
          </table:table-cell>
          <table:table-cell table:number-columns-repeated="5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8:12:03.612301835</meta:creation-date>
    <meta:generator>LibreOffice/24.2.6.2$Linux_X86_64 LibreOffice_project/8e9a753d9daaea75c34b417ba1bdf556bf2fc5b3</meta:generator>
    <dc:date>2024-11-06T19:16:00.072015431</dc:date>
    <meta:editing-duration>PT9M19S</meta:editing-duration>
    <meta:editing-cycles>1</meta:editing-cycles>
    <meta:document-statistic meta:table-count="1" meta:cell-count="329" meta:object-count="0"/>
  </office:meta>
</office:document-meta>
</file>